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3af3" officeooo:paragraph-rsid="000e3af3"/>
    </style:style>
    <style:style style:name="P2" style:family="paragraph" style:parent-style-name="Standard">
      <style:text-properties fo:font-weight="bold" officeooo:rsid="000e3af3" officeooo:paragraph-rsid="000e3af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3af3" officeooo:paragraph-rsid="000e3af3" style:font-weight-asian="bold" style:font-weight-complex="bold"/>
    </style:style>
    <style:style style:name="P4" style:family="paragraph" style:parent-style-name="Standard">
      <style:text-properties fo:font-weight="bold" officeooo:rsid="001051e3" officeooo:paragraph-rsid="001051e3" style:font-weight-asian="bold" style:font-weight-complex="bold"/>
    </style:style>
    <style:style style:name="P5" style:family="paragraph" style:parent-style-name="Standard">
      <style:text-properties fo:font-weight="normal" officeooo:rsid="001051e3" officeooo:paragraph-rsid="001051e3" style:font-weight-asian="normal" style:font-weight-complex="normal"/>
    </style:style>
    <style:style style:name="T1" style:family="text">
      <style:text-properties officeooo:rsid="000e3af3"/>
    </style:style>
    <style:style style:name="T2" style:family="text">
      <style:text-properties fo:color="#0000c0" loext:opacity="100%" style:font-name="Monospace" fo:font-size="10pt" fo:background-color="#e8f2fe" loext:char-shading-value="0" style:font-size-asian="10pt"/>
    </style:style>
    <style:style style:name="T3" style:family="text">
      <style:text-properties fo:color="#0000c0" loext:opacity="100%" style:font-name="Monospace" fo:font-size="10pt" officeooo:rsid="000e3af3" fo:background-color="#e8f2fe" loext:char-shading-value="0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fogSim</text:p>
      <text:p text:style-name="P1"/>
      <text:p text:style-name="P2"/>
      <text:p text:style-name="P2">Processing events:</text:p>
      <text:p text:style-name="P1"><text:tab/>All fog devices check the events in differed Q and get the event that its destination is equal to id of the device. It starts processing that event</text:p>
      <text:p text:style-name="P1"/>
      <text:p text:style-name="P1"/>
      <text:p text:style-name="P2">Process Tuple Arrival:</text:p>
      <text:p text:style-name="Standard"><text:span text:style-name="T1"><text:tab/>Fog device checks if the application id of the tuple is in its </text:span><text:span text:style-name="T3">appToModulesMap </text:span><text:span text:style-name="T1">attribute, then it checks if the module of the tuple exists in the </text:span><text:span text:style-name="T2">appToModulesMap</text:span> <text:span text:style-name="T1">of that application. If it exists it start executing the event otherwise it send it to up or down based on tuple direction. Consider that in the attribute of each </text:span><text:span text:style-name="T2">appToModulesMap</text:span> <text:span text:style-name="T1">just modules of app that are mapped to that device are existed.</text:span> </text:p>
      <text:p text:style-name="Standard"/>
      <text:p text:style-name="Standard"/>
      <text:p text:style-name="P4">Selectivity of Object location as detected Object:</text:p>
      <text:p text:style-name="P5"><text:tab/>In each interval 4 object location is extracted and calls can select, therefore the last object location in each 5 interval is selected as detected object and will send to user interface. Because selectivity rate is 0.05 and 1/selectivity is 20, which means one of 20 object location is selected as detected objec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5:33:54.654893355</meta:creation-date>
    <dc:date>2023-05-09T16:13:27.022737965</dc:date>
    <meta:editing-duration>PT39M3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65" meta:character-count="967" meta:non-whitespace-character-count="805"/>
  </office:meta>
</office:document-meta>
</file>